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rsid="001a2a44" officeooo:paragraph-rsid="001a2a44"/>
    </style:style>
    <style:style style:name="P2" style:family="paragraph" style:parent-style-name="Standard">
      <style:paragraph-properties fo:text-align="justify" style:justify-single-word="false"/>
      <style:text-properties officeooo:rsid="001e79e3" officeooo:paragraph-rsid="001e79e3"/>
    </style:style>
    <style:style style:name="P3" style:family="paragraph" style:parent-style-name="Standard">
      <style:paragraph-properties fo:text-align="justify" style:justify-single-word="false"/>
      <style:text-properties officeooo:rsid="002273c9" officeooo:paragraph-rsid="002e288c"/>
    </style:style>
    <style:style style:name="P4" style:family="paragraph" style:parent-style-name="Standard">
      <style:paragraph-properties fo:text-align="justify" style:justify-single-word="false"/>
      <style:text-properties officeooo:rsid="001e79e3" officeooo:paragraph-rsid="002ee28b"/>
    </style:style>
    <style:style style:name="T1" style:family="text">
      <style:text-properties officeooo:rsid="001baaef"/>
    </style:style>
    <style:style style:name="T2" style:family="text">
      <style:text-properties officeooo:rsid="001c7aa2"/>
    </style:style>
    <style:style style:name="T3" style:family="text">
      <style:text-properties fo:color="#ff3333" officeooo:rsid="001c7aa2"/>
    </style:style>
    <style:style style:name="T4" style:family="text">
      <style:text-properties fo:color="#ff3333" officeooo:rsid="0022a9cd"/>
    </style:style>
    <style:style style:name="T5" style:family="text">
      <style:text-properties fo:color="#ff3333" officeooo:rsid="002e288c"/>
    </style:style>
    <style:style style:name="T6" style:family="text">
      <style:text-properties fo:font-style="italic" style:font-style-asian="italic" style:font-style-complex="italic"/>
    </style:style>
    <style:style style:name="T7" style:family="text">
      <style:text-properties fo:font-style="italic" officeooo:rsid="001baaef" style:font-style-asian="italic" style:font-style-complex="italic"/>
    </style:style>
    <style:style style:name="T8" style:family="text">
      <style:text-properties fo:font-style="italic" officeooo:rsid="0022a9cd" style:font-style-asian="italic" style:font-style-complex="italic"/>
    </style:style>
    <style:style style:name="T9" style:family="text">
      <style:text-properties fo:font-style="italic" officeooo:rsid="0023f817" style:font-style-asian="italic" style:font-style-complex="italic"/>
    </style:style>
    <style:style style:name="T10" style:family="text">
      <style:text-properties fo:font-style="italic" officeooo:rsid="002806d3" style:font-style-asian="italic" style:font-style-complex="italic"/>
    </style:style>
    <style:style style:name="T11" style:family="text">
      <style:text-properties fo:font-style="italic" officeooo:rsid="00222ef4" style:font-style-asian="italic" style:font-style-complex="italic"/>
    </style:style>
    <style:style style:name="T12" style:family="text">
      <style:text-properties officeooo:rsid="00222ef4"/>
    </style:style>
    <style:style style:name="T13" style:family="text">
      <style:text-properties officeooo:rsid="0022a9cd"/>
    </style:style>
    <style:style style:name="T14" style:family="text">
      <style:text-properties fo:color="#000000" officeooo:rsid="0022a9cd"/>
    </style:style>
    <style:style style:name="T15" style:family="text">
      <style:text-properties fo:color="#000000" officeooo:rsid="002e288c"/>
    </style:style>
    <style:style style:name="T16" style:family="text">
      <style:text-properties fo:color="#000000" fo:font-style="italic" officeooo:rsid="0022a9cd" style:font-style-asian="italic" style:font-style-complex="italic"/>
    </style:style>
    <style:style style:name="T17" style:family="text">
      <style:text-properties fo:color="#000000" fo:font-style="italic" officeooo:rsid="002e288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mos creido necesario tambien comentar algunos detalles de nuestra implementacion.</text:p>
      <text:p text:style-name="P1"/>
      <text:p text:style-name="P1"><text:span text:style-name="T3">CAMBIAR CON EL OPCIONAL</text:span><text:span text:style-name="T2">. </text:span>En primer lugar, dado que las funciones usadas en esta practica eran unicamente de una variable, y para simplificar el codigo, hemos implementado el metodo calcular de forma que todos los <text:span text:style-name="T6">TerminalAritmetico</text:span> tienen el mismo valor, una variable est<text:span text:style-name="T1">ática que se inicializa al llamar a </text:span><text:span text:style-name="T7">Terminal.setValor(valor);</text:span></text:p>
      <text:p text:style-name="P1"/>
      <text:p text:style-name="P4">Tuvimos problemas tambien a la hora de medir el fitness de un individuo para calcular cuales eran los mejores, pues con el algoritmo proporcionado, simplemente se tiene en cuenta que la expresion se acerque en algunos puntos a los datos dados, y no si en otros puntos se aleja excesivamente, por ejemplo. </text:p>
      <text:p text:style-name="P4">Para solucionar esto, hemos implementado otro metodo en la interfaz <text:span text:style-name="T6">IDominio</text:span> llamado <text:span text:style-name="T6">calcularFitnessAvanzado</text:span>, de forma que en <text:span text:style-name="T6">DominioAritmetico</text:span>, este metodo calcula y devuelve <text:span text:style-name="T12">un promedio de la diferencia entre la expresion y los datos dados, de forma que es mucho mas exacto, y permite clasificar mejor a los </text:span><text:span text:style-name="T11">IIndividuos</text:span><text:span text:style-name="T12">. Dicha funcion devuelve un double entre 0.0 e infinito, siendo mejor la aproximacion cuanto menor es el valor devuelto, tal y como se explica en la documentacion, y ha sido este metodo el que hemos usado en el algoritmo para cruzar los individuos entre si.</text:span></text:p>
      <text:p text:style-name="P2"/>
      <text:p text:style-name="P3">Hemos eliminado tambien la posibilidad, en el metodo <text:span text:style-name="T10">cruce</text:span><text:span text:style-name="T6">Algoritmo</text:span>, de que surga un<text:span text:style-name="T13">a execepcion</text:span><text:span text:style-name="T16"> </text:span><text:span text:style-name="T17">CruceNuloException</text:span><text:span text:style-name="T13"> porque los dos nodos seleccionados para cruzar sean cero, pues es algo inevitable que sucede de vez en cuando dada la aleatoriedad del programa, y la impresion de que algo ha fallado. Sin embargo, dentro del metodo </text:span><text:span text:style-name="T8">cruce</text:span><text:span text:style-name="T13"> de </text:span><text:span text:style-name="T8">Prueb</text:span><text:span text:style-name="T9">a</text:span><text:span text:style-name="T8">Cruce</text:span><text:span text:style-name="T13"> sigue implementado, con lo que se sigue podiendo probar en la clase </text:span><text:span text:style-name="T8">TesterCruce</text:span><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23:32:09.843925360</meta:creation-date>
    <dc:date>2018-04-18T18:10:58.538148741</dc:date>
    <meta:editing-duration>PT19M18S</meta:editing-duration>
    <meta:editing-cycles>21</meta:editing-cycles>
    <meta:generator>LibreOffice/5.1.6.2$Linux_X86_64 LibreOffice_project/10m0$Build-2</meta:generator>
    <meta:document-statistic meta:table-count="0" meta:image-count="0" meta:object-count="0" meta:page-count="1" meta:paragraph-count="5" meta:word-count="274" meta:character-count="1730" meta:non-whitespace-character-count="1460"/>
  </office:meta>
</office:document-meta>
</file>